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history">
        <table:table-row>
          <table:table-cell table:style-name="pd1" office:value-type="string" office:string-value="Date">
            <text:p>Date</text:p>
          </table:table-cell>
          <table:table-cell table:style-name="pd1" office:value-type="string" office:string-value="Exercise_1">
            <text:p>Exercise_1</text:p>
          </table:table-cell>
          <table:table-cell table:style-name="pd1" office:value-type="string" office:string-value="Exercise_2">
            <text:p>Exercise_2</text:p>
          </table:table-cell>
          <table:table-cell table:style-name="pd1" office:value-type="string" office:string-value="Exercise_3">
            <text:p>Exercise_3</text:p>
          </table:table-cell>
          <table:table-cell table:style-name="pd1" office:value-type="string" office:string-value="Exercise_4">
            <text:p>Exercise_4</text:p>
          </table:table-cell>
          <table:table-cell table:style-name="pd1" office:value-type="string" office:string-value="Exercise_5">
            <text:p>Exercise_5</text:p>
          </table:table-cell>
          <table:table-cell table:style-name="pd1" office:value-type="string" office:string-value="Exercise_6">
            <text:p>Exercise_6</text:p>
          </table:table-cell>
          <table:table-cell table:style-name="pd1" office:value-type="string" office:string-value="Exercise_7">
            <text:p>Exercise_7</text:p>
          </table:table-cell>
          <table:table-cell table:style-name="pd1" office:value-type="string" office:string-value="Exercise_8">
            <text:p>Exercise_8</text:p>
          </table:table-cell>
          <table:table-cell table:style-name="pd1" office:value-type="string" office:string-value="Exercise_9">
            <text:p>Exercise_9</text:p>
          </table:table-cell>
          <table:table-cell table:style-name="pd1" office:value-type="string" office:string-value="Exercise_10">
            <text:p>Exercise_10</text:p>
          </table:table-cell>
          <table:table-cell table:style-name="pd1" office:value-type="string" office:string-value="Name_1">
            <text:p>Name_1</text:p>
          </table:table-cell>
          <table:table-cell table:style-name="pd1" office:value-type="string" office:string-value="Name_2">
            <text:p>Name_2</text:p>
          </table:table-cell>
          <table:table-cell table:style-name="pd1" office:value-type="string" office:string-value="Name_3">
            <text:p>Name_3</text:p>
          </table:table-cell>
          <table:table-cell table:style-name="pd1" office:value-type="string" office:string-value="Name_4">
            <text:p>Name_4</text:p>
          </table:table-cell>
          <table:table-cell table:style-name="pd1" office:value-type="string" office:string-value="Name_5">
            <text:p>Name_5</text:p>
          </table:table-cell>
          <table:table-cell table:style-name="pd1" office:value-type="string" office:string-value="Name_6">
            <text:p>Name_6</text:p>
          </table:table-cell>
          <table:table-cell table:style-name="pd1" office:value-type="string" office:string-value="Name_7">
            <text:p>Name_7</text:p>
          </table:table-cell>
          <table:table-cell table:style-name="pd1" office:value-type="string" office:string-value="Name_8">
            <text:p>Name_8</text:p>
          </table:table-cell>
          <table:table-cell table:style-name="pd1" office:value-type="string" office:string-value="Name_9">
            <text:p>Name_9</text:p>
          </table:table-cell>
          <table:table-cell table:style-name="pd1" office:value-type="string" office:string-value="Name_10">
            <text:p>Name_10</text:p>
          </table:table-cell>
        </table:table-row>
        <table:table-row>
          <table:table-cell office:value-type="string" office:string-value="01/01/24">
            <text:p>01/01/24</text:p>
          </table:table-cell>
          <table:table-cell office:value-type="string" office:string-value="1e">
            <text:p>1e</text:p>
          </table:table-cell>
          <table:table-cell office:value-type="string" office:string-value="11e">
            <text:p>11e</text:p>
          </table:table-cell>
          <table:table-cell office:value-type="string" office:string-value="3e">
            <text:p>3e</text:p>
          </table:table-cell>
          <table:table-cell office:value-type="string" office:string-value="4e">
            <text:p>4e</text:p>
          </table:table-cell>
          <table:table-cell office:value-type="string" office:string-value="5e">
            <text:p>5e</text:p>
          </table:table-cell>
          <table:table-cell office:value-type="string" office:string-value="13e">
            <text:p>13e</text:p>
          </table:table-cell>
          <table:table-cell office:value-type="string" office:string-value="7e">
            <text:p>7e</text:p>
          </table:table-cell>
          <table:table-cell office:value-type="string" office:string-value="8e">
            <text:p>8e</text:p>
          </table:table-cell>
          <table:table-cell office:value-type="string" office:string-value="9e">
            <text:p>9e</text:p>
          </table:table-cell>
          <table:table-cell office:value-type="string" office:string-value="10e">
            <text:p>10e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hin-up">
            <text:p>Chin-up</text:p>
          </table:table-cell>
          <table:table-cell office:value-type="string" office:string-value="Rowing SS 15m">
            <text:p>Rowing SS 15m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Kettlebell Swing">
            <text:p>Kettlebell Swing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Deadlift">
            <text:p>Deadlift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Cable seated row (narrow grip)">
            <text:p>Cable seated row (narrow grip)</text:p>
          </table:table-cell>
        </table:table-row>
        <table:table-row>
          <table:table-cell office:value-type="string" office:string-value="20/07/24">
            <text:p>20/07/24</text:p>
          </table:table-cell>
          <table:table-cell office:value-type="string" office:string-value="8e">
            <text:p>8e</text:p>
          </table:table-cell>
          <table:table-cell office:value-type="string" office:string-value="7e">
            <text:p>7e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7/24">
            <text:p>22/07/24</text:p>
          </table:table-cell>
          <table:table-cell office:value-type="string" office:string-value="37e">
            <text:p>37e</text:p>
          </table:table-cell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7/24">
            <text:p>23/07/24</text:p>
          </table:table-cell>
          <table:table-cell office:value-type="string" office:string-value="3e">
            <text:p>3e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Push-up">
            <text:p>Push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7/24">
            <text:p>24/07/2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7/24">
            <text:p>28/07/24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7/24">
            <text:p>30/07/24</text:p>
          </table:table-cell>
          <table:table-cell office:value-type="string" office:string-value="5e">
            <text:p>5e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Bench press">
            <text:p>Bench press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7/24">
            <text:p>31/07/24</text:p>
          </table:table-cell>
          <table:table-cell office:value-type="string" office:string-value="8e">
            <text:p>8e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8/24">
            <text:p>01/08/24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8/24">
            <text:p>03/08/24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9">
            <text:p>1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Triceps dip">
            <text:p>Triceps dip</text:p>
          </table:table-cell>
          <table:table-cell office:value-type="string" office:string-value="EZ bar curl">
            <text:p>EZ bar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8/24">
            <text:p>07/08/2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 office:string-value="74e">
            <text:p>7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8/24">
            <text:p>20/08/24</text:p>
          </table:table-cell>
          <table:table-cell office:value-type="float" office:value="52">
            <text:p>52</text:p>
          </table:table-cell>
          <table:table-cell office:value-type="string" office:string-value="44e">
            <text:p>44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Leg press">
            <text:p>Leg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8/24">
            <text:p>21/08/24</text:p>
          </table:table-cell>
          <table:table-cell office:value-type="float" office:value="41">
            <text:p>41</text:p>
          </table:table-cell>
          <table:table-cell office:value-type="string" office:string-value="8e">
            <text:p>8e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Deadlift">
            <text:p>Deadlift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8/24">
            <text:p>22/08/2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71">
            <text:p>7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8/24">
            <text:p>23/08/24</text:p>
          </table:table-cell>
          <table:table-cell office:value-type="string" office:string-value="37e">
            <text:p>37e</text:p>
          </table:table-cell>
          <table:table-cell office:value-type="float" office:value="26">
            <text:p>26</text:p>
          </table:table-cell>
          <table:table-cell office:value-type="float" office: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Dumbbell incline bench press">
            <text:p>Dumbbell incline bench press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8/24">
            <text:p>25/08/24</text:p>
          </table:table-cell>
          <table:table-cell office:value-type="float" office:value="5">
            <text:p>5</text:p>
          </table:table-cell>
          <table:table-cell office:value-type="string" office:string-value="29e">
            <text:p>29e</text:p>
          </table:table-cell>
          <table:table-cell office:value-type="float" office: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8/24">
            <text:p>27/08/2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Plank">
            <text:p>Plank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08/24">
            <text:p>30/08/24</text:p>
          </table:table-cell>
          <table:table-cell office:value-type="string" office:string-value="9e">
            <text:p>9e</text:p>
          </table:table-cell>
          <table:table-cell office:value-type="string" office:string-value="66e">
            <text:p>66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owing HIIT 15m">
            <text:p>Rowing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08/24">
            <text:p>31/08/24</text:p>
          </table:table-cell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ck squat">
            <text:p>Hack 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9/24">
            <text:p>01/09/24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ront raises">
            <text:p>Cable front raises</text:p>
          </table:table-cell>
          <table:table-cell office:value-type="string" office:string-value="Push-up">
            <text:p>Push-up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9/24">
            <text:p>03/09/24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face pull">
            <text:p>Cable face pul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9/24">
            <text:p>06/09/24</text:p>
          </table:table-cell>
          <table:table-cell office:value-type="string" office:string-value="72">
            <text:p>72</text:p>
          </table:table-cell>
          <table:table-cell office:value-type="string" office:string-value="52">
            <text:p>52</text:p>
          </table:table-cell>
          <table:table-cell office:value-type="string" office:string-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front)">
            <text:p>Dumbbell shoulder press (front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9/24">
            <text:p>07/09/24</text:p>
          </table:table-cell>
          <table:table-cell office:value-type="string" office:string-value="41">
            <text:p>41</text:p>
          </table:table-cell>
          <table:table-cell office:value-type="string" office:string-value="40">
            <text:p>40</text:p>
          </table:table-cell>
          <table:table-cell office:value-type="string" office:string-value="55">
            <text:p>55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lf press">
            <text:p>Calf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9/24">
            <text:p>10/09/24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09/24">
            <text:p>11/09/24</text:p>
          </table:table-cell>
          <table:table-cell office:value-type="string" office:string-value="15">
            <text:p>15</text:p>
          </table:table-cell>
          <table:table-cell office:value-type="string" office:string-value="38">
            <text:p>38</text:p>
          </table:table-cell>
          <table:table-cell office:value-type="string" office:string-value="45">
            <text:p>45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Cable hip abduction">
            <text:p>Cable hip abduction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09/24">
            <text:p>13/09/24</text:p>
          </table:table-cell>
          <table:table-cell office:value-type="string" office:string-value="53">
            <text:p>53</text:p>
          </table:table-cell>
          <table:table-cell office:value-type="string" office:string-value="28">
            <text:p>2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9/24">
            <text:p>14/09/24</text:p>
          </table:table-cell>
          <table:table-cell office:value-type="string" office:string-value="77">
            <text:p>77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9/24">
            <text:p>15/09/24</text:p>
          </table:table-cell>
          <table:table-cell office:value-type="string" office:string-value="50">
            <text:p>50</text:p>
          </table:table-cell>
          <table:table-cell office:value-type="string" office:string-value="25">
            <text:p>25</text:p>
          </table:table-cell>
          <table:table-cell office:value-type="string" office:string-value="44">
            <text:p>44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hrug">
            <text:p>Cable shrug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0/24">
            <text:p>15/10/24</text:p>
          </table:table-cell>
          <table:table-cell office:value-type="string" office:string-value="41">
            <text:p>41</text:p>
          </table:table-cell>
          <table:table-cell office:value-type="string" office:string-value="50">
            <text:p>50</text:p>
          </table:table-cell>
          <table:table-cell office:value-type="string" office:string-value="45">
            <text:p>4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Cable shrug">
            <text:p>Cable shrug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0/24">
            <text:p>16/10/24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10/24">
            <text:p>17/10/24</text:p>
          </table:table-cell>
          <table:table-cell office:value-type="string" office:string-value="15">
            <text:p>15</text:p>
          </table:table-cell>
          <table:table-cell office:value-type="string" office:string-value="44e">
            <text:p>44e</text:p>
          </table:table-cell>
          <table:table-cell office:value-type="string" office:string-value="18">
            <text:p>1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row">
            <text:p>Dumbbell row</text:p>
          </table:table-cell>
          <table:table-cell office:value-type="string" office:string-value="Leg press">
            <text:p>Leg press</text:p>
          </table:table-cell>
          <table:table-cell office:value-type="string" office:string-value="Concentration curl">
            <text:p>Concentration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10/24">
            <text:p>18/10/24</text:p>
          </table:table-cell>
          <table:table-cell office:value-type="string" office:string-value="11">
            <text:p>11</text:p>
          </table:table-cell>
          <table:table-cell office:value-type="string" office:string-value="23e">
            <text:p>23e</text:p>
          </table:table-cell>
          <table:table-cell office:value-type="float" office: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Bench press">
            <text:p>Bench press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0/24">
            <text:p>19/10/24</text:p>
          </table:table-cell>
          <table:table-cell office:value-type="string" office:string-value="8e">
            <text:p>8e</text:p>
          </table:table-cell>
          <table:table-cell office:value-type="float" office:value="80">
            <text:p>8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10/24">
            <text:p>20/10/24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10/24">
            <text:p>25/10/24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0/24">
            <text:p>26/10/24</text:p>
          </table:table-cell>
          <table:table-cell office:value-type="string" office:string-value="66">
            <text:p>66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10/24">
            <text:p>27/10/24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0/24">
            <text:p>29/10/24</text:p>
          </table:table-cell>
          <table:table-cell office:value-type="string" office:string-value="8">
            <text:p>8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0/24">
            <text:p>30/10/24</text:p>
          </table:table-cell>
          <table:table-cell office:value-type="float" office:value="27">
            <text:p>27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float" office:value="62">
            <text:p>6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sh-up">
            <text:p>Push-up</text:p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5m">
            <text:p>Cycl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1/10/24">
            <text:p>31/10/24</text:p>
          </table:table-cell>
          <table:table-cell office:value-type="string" office:string-value="69">
            <text:p>69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HIIT 15m">
            <text:p>Running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1/24">
            <text:p>03/11/24</text:p>
          </table:table-cell>
          <table:table-cell office:value-type="float" office:value="23">
            <text:p>2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1/24">
            <text:p>05/11/24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ull-up">
            <text:p>Pull-up</text:p>
          </table:table-cell>
          <table:table-cell office:value-type="string" office:string-value="Bulgarian split-squat">
            <text:p>Bulgarian split-squat</text:p>
          </table:table-cell>
          <table:table-cell office:value-type="string" office:string-value="Cable triceps pushdown">
            <text:p>Cable triceps pushdow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1/24">
            <text:p>06/11/24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11/24">
            <text:p>08/11/24</text:p>
          </table:table-cell>
          <table:table-cell office:value-type="string" office:string-value="37e">
            <text:p>37e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11/24">
            <text:p>09/11/24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11/24">
            <text:p>10/11/24</text:p>
          </table:table-cell>
          <table:table-cell office:value-type="string" office:string-value="8">
            <text:p>8</text:p>
          </table:table-cell>
          <table:table-cell office:value-type="string" office:string-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1/24">
            <text:p>12/11/24</text:p>
          </table:table-cell>
          <table:table-cell office:value-type="string" office:string-value="72">
            <text:p>72</text:p>
          </table:table-cell>
          <table:table-cell office:value-type="string" office:string-value="53">
            <text:p>53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11/24">
            <text:p>15/11/24</text:p>
          </table:table-cell>
          <table:table-cell office:value-type="string" office:string-value="23">
            <text:p>23</text:p>
          </table:table-cell>
          <table:table-cell office:value-type="string" office:string-value="60">
            <text:p>6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ycling HIIT 15m">
            <text:p>Cycl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11/24">
            <text:p>16/11/24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11/24">
            <text:p>19/11/24</text:p>
          </table:table-cell>
          <table:table-cell office:value-type="string" office:string-value="31">
            <text:p>31</text:p>
          </table:table-cell>
          <table:table-cell office:value-type="string" office:string-value="74">
            <text:p>74</text:p>
          </table:table-cell>
          <table:table-cell office:value-type="string" office:string-value="49">
            <text:p>49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it-up (head)">
            <text:p>Sit-up (head)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11/24">
            <text:p>24/11/24</text:p>
          </table:table-cell>
          <table:table-cell office:value-type="string" office:string-value="37">
            <text:p>37</text:p>
          </table:table-cell>
          <table:table-cell office:value-type="string" office:string-value="80">
            <text:p>80</text:p>
          </table:table-cell>
          <table:table-cell office:value-type="string" office:string-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wide grip)">
            <text:p>Cable seated row (wide grip)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6/11/24">
            <text:p>26/11/24</text:p>
          </table:table-cell>
          <table:table-cell office:value-type="float" office:value="7">
            <text:p>7</text:p>
          </table:table-cell>
          <table:table-cell office:value-type="string" office:string-value="5">
            <text:p>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Running SS 15m">
            <text:p>Runn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11/24">
            <text:p>28/11/24</text:p>
          </table:table-cell>
          <table:table-cell office:value-type="string" office:string-value="53">
            <text:p>53</text:p>
          </table:table-cell>
          <table:table-cell office:value-type="string" office:string-value="8e">
            <text:p>8e</text:p>
          </table:table-cell>
          <table:table-cell office:value-type="string" office:string-value="30">
            <text:p>3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Deadlift">
            <text:p>Deadlift</text:p>
          </table:table-cell>
          <table:table-cell office:value-type="string" office:string-value="Plank">
            <text:p>Plan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9/11/24">
            <text:p>29/11/24</text:p>
          </table:table-cell>
          <table:table-cell office:value-type="string" office:string-value="23e">
            <text:p>23e</text:p>
          </table:table-cell>
          <table:table-cell office:value-type="float" office:value="11">
            <text:p>11</text:p>
          </table:table-cell>
          <table:table-cell office:value-type="string" office:string-value="44e">
            <text:p>44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Leg press">
            <text:p>Leg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30/11/24">
            <text:p>30/11/24</text:p>
          </table:table-cell>
          <table:table-cell office:value-type="string" office:string-value="48">
            <text:p>48</text:p>
          </table:table-cell>
          <table:table-cell office:value-type="string" office:string-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12/24">
            <text:p>01/12/24</text:p>
          </table:table-cell>
          <table:table-cell office:value-type="string" office:string-value="73">
            <text:p>73</text:p>
          </table:table-cell>
          <table:table-cell office:value-type="string" office:string-value="49">
            <text:p>49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Cable face pull">
            <text:p>Cable face pull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12/24">
            <text:p>03/12/24</text:p>
          </table:table-cell>
          <table:table-cell office:value-type="string" office:string-value="37">
            <text:p>37</text:p>
          </table:table-cell>
          <table:table-cell office:value-type="string" office:string-value="23e">
            <text:p>23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12/24">
            <text:p>05/12/24</text:p>
          </table:table-cell>
          <table:table-cell office:value-type="string" office:string-value="30">
            <text:p>30</text:p>
          </table:table-cell>
          <table:table-cell office:value-type="string" office:string-value="48">
            <text:p>48</text:p>
          </table:table-cell>
          <table:table-cell office:value-type="string" office:string-value="71">
            <text:p>71</text:p>
          </table:table-cell>
          <table:table-cell office:value-type="string" office:string-value="9">
            <text:p>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SS 5m">
            <text:p>Running SS 5m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12/24">
            <text:p>06/12/24</text:p>
          </table:table-cell>
          <table:table-cell office:value-type="float" office:value="67">
            <text:p>67</text:p>
          </table:table-cell>
          <table:table-cell office:value-type="string" office:string-value="8e">
            <text:p>8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0m">
            <text:p>Rowing SS 10m</text:p>
          </table:table-cell>
          <table:table-cell office:value-type="string" office:string-value="Deadlift">
            <text:p>Deadli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1/12/24">
            <text:p>11/12/24</text:p>
          </table:table-cell>
          <table:table-cell office:value-type="string" office:string-value="53">
            <text:p>53</text:p>
          </table:table-cell>
          <table:table-cell office:value-type="float" office:value="39">
            <text:p>39</text:p>
          </table:table-cell>
          <table:table-cell office:value-type="string" office:string-value="11e">
            <text:p>11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12/24">
            <text:p>12/12/24</text:p>
          </table:table-cell>
          <table:table-cell office:value-type="string" office:string-value="62">
            <text:p>62</text:p>
          </table:table-cell>
          <table:table-cell office:value-type="string" office:string-value="37">
            <text:p>37</text:p>
          </table:table-cell>
          <table:table-cell office:value-type="string" office:string-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5m">
            <text:p>Cycling SS 5m</text:p>
          </table:table-cell>
          <table:table-cell office:value-type="string" office:string-value="Squat">
            <text:p>Squat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3/12/24">
            <text:p>13/12/24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Triceps dip">
            <text:p>Triceps d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1/25">
            <text:p>03/01/25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1/25">
            <text:p>05/01/25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1/25">
            <text:p>06/01/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7/01/25">
            <text:p>07/01/2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Chin-up">
            <text:p>Chin-up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8/01/25">
            <text:p>08/01/25</text:p>
          </table:table-cell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69">
            <text:p>6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Running HIIT 15m">
            <text:p>Running HIIT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1/25">
            <text:p>09/01/25</text:p>
          </table:table-cell>
          <table:table-cell office:value-type="float" office:value="23">
            <text:p>23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1/25">
            <text:p>16/01/25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Seated leg extension">
            <text:p>Seated leg extension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1/25">
            <text:p>17/01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1/25">
            <text:p>19/01/25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Rowing SS 10m">
            <text:p>Row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1/25">
            <text:p>20/01/25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58">
            <text:p>5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seated row (narrow grip)">
            <text:p>Cable seated row (narrow grip)</text:p>
          </table:table-cell>
          <table:table-cell office:value-type="string" office:string-value="Skull crusher">
            <text:p>Skull crushe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1/25">
            <text:p>21/01/25</text:p>
          </table:table-cell>
          <table:table-cell office:value-type="float" office:value="45">
            <text:p>45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2/01/25">
            <text:p>22/01/25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4/01/25">
            <text:p>24/01/25</text:p>
          </table:table-cell>
          <table:table-cell office:value-type="string" office:string-value="30">
            <text:p>30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1/25">
            <text:p>25/01/25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t-over row">
            <text:p>Bent-over row</text:p>
          </table:table-cell>
          <table:table-cell office:value-type="string" office:string-value="Seated leg curl">
            <text:p>Seated leg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1/25">
            <text:p>27/01/25</text:p>
          </table:table-cell>
          <table:table-cell office:value-type="float" office:value="36">
            <text:p>36</text:p>
          </table:table-cell>
          <table:table-cell office:value-type="string" office:string-value="74">
            <text:p>7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Step machine SS 5m">
            <text:p>Step machine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1/25">
            <text:p>28/01/25</text:p>
          </table:table-cell>
          <table:table-cell office:value-type="string" office:string-value="56">
            <text:p>56</text:p>
          </table:table-cell>
          <table:table-cell office:value-type="string" office:string-value="1">
            <text:p>1</text:p>
          </table:table-cell>
          <table:table-cell office:value-type="float" office:value="28">
            <text:p>2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3/02/25">
            <text:p>03/02/25</text:p>
          </table:table-cell>
          <table:table-cell office:value-type="string" office:string-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40">
            <text:p>4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Calf press">
            <text:p>Calf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2/25">
            <text:p>05/02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6/02/25">
            <text:p>06/02/25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2/25">
            <text:p>09/02/25</text:p>
          </table:table-cell>
          <table:table-cell office:value-type="string" office:string-value="30e">
            <text:p>30e</text:p>
          </table:table-cell>
          <table:table-cell office:value-type="string" office:string-value="73">
            <text:p>73</text:p>
          </table:table-cell>
          <table:table-cell office:value-type="float" office: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0m">
            <text:p>Step machine SS 10m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2/25">
            <text:p>12/02/25</text:p>
          </table:table-cell>
          <table:table-cell office:value-type="string" office:string-value="37e">
            <text:p>37e</text:p>
          </table:table-cell>
          <table:table-cell office:value-type="string" office:string-value="48">
            <text:p>48</text:p>
          </table:table-cell>
          <table:table-cell office:value-type="float" office:value="68">
            <text:p>6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Rowing SS 5m">
            <text:p>Rowing SS 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4/02/25">
            <text:p>14/02/25</text:p>
          </table:table-cell>
          <table:table-cell office:value-type="float" office:value="1">
            <text:p>1</text:p>
          </table:table-cell>
          <table:table-cell office:value-type="string" office:string-value="22">
            <text:p>22</text:p>
          </table:table-cell>
          <table:table-cell office:value-type="string" office:string-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ycling SS 15m">
            <text:p>Cycling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5/02/25">
            <text:p>15/02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6/02/25">
            <text:p>16/02/25</text:p>
          </table:table-cell>
          <table:table-cell office:value-type="string" office:string-value="53">
            <text:p>53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8/02/25">
            <text:p>18/02/25</text:p>
          </table:table-cell>
          <table:table-cell office:value-type="float" office:value="40">
            <text:p>40</text:p>
          </table:table-cell>
          <table:table-cell office:value-type="string" office:string-value="9">
            <text:p>9</text:p>
          </table:table-cell>
          <table:table-cell office:value-type="float" office:value="23">
            <text:p>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lf press">
            <text:p>Calf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Bench press">
            <text:p>Bench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2/25">
            <text:p>20/02/25</text:p>
          </table:table-cell>
          <table:table-cell office:value-type="float" office:value="22">
            <text:p>22</text:p>
          </table:table-cell>
          <table:table-cell office:value-type="string" office:string-value="41">
            <text:p>41</text:p>
          </table:table-cell>
          <table:table-cell office:value-type="string" office:string-value="29">
            <text:p>29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Dumbbell walking lunge">
            <text:p>Dumbbell walking lunge</text:p>
          </table:table-cell>
          <table:table-cell office:value-type="string" office:string-value="Hanging leg raise">
            <text:p>Hanging leg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2/25">
            <text:p>21/02/25</text:p>
          </table:table-cell>
          <table:table-cell office:value-type="string" office:string-value="72">
            <text:p>72</text:p>
          </table:table-cell>
          <table:table-cell office:value-type="string" office:string-value="56">
            <text:p>56</text:p>
          </table:table-cell>
          <table:table-cell office:value-type="string" office:string-value="53">
            <text:p>5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tep machine HIIT 15m">
            <text:p>Step machine HIIT 15m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3/02/25">
            <text:p>23/02/25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Cycling SS 15m">
            <text:p>Cycl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5/02/25">
            <text:p>25/02/25</text:p>
          </table:table-cell>
          <table:table-cell office:value-type="string" office:string-value="66">
            <text:p>66</text:p>
          </table:table-cell>
          <table:table-cell office:value-type="float" office:value="48">
            <text:p>48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HIIT 15m">
            <text:p>Rowing HIIT 15m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7/02/25">
            <text:p>27/02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5">
            <text:p>1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Dumbbell row">
            <text:p>Dumbbell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8/02/25">
            <text:p>28/02/25</text:p>
          </table:table-cell>
          <table:table-cell office:value-type="string" office:string-value="5">
            <text:p>5</text:p>
          </table:table-cell>
          <table:table-cell office:value-type="string" office:string-value="25">
            <text:p>25</text:p>
          </table:table-cell>
          <table:table-cell office:value-type="string" office:string-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unning SS 15m">
            <text:p>Running SS 15m</text:p>
          </table:table-cell>
          <table:table-cell office:value-type="string" office:string-value="Dumbbell bench press">
            <text:p>Dumbbell bench press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1/03/25">
            <text:p>01/03/25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Deadlift">
            <text:p>Deadlift</text:p>
          </table:table-cell>
          <table:table-cell office:value-type="string" office:string-value="Sit-up (head)">
            <text:p>Sit-up (head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4/03/25">
            <text:p>04/03/25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arbell hip thrust">
            <text:p>Barbell hip thrus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5/03/25">
            <text:p>05/03/25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eg press">
            <text:p>Leg press</text:p>
          </table:table-cell>
          <table:table-cell office:value-type="string" office:string-value="Cable lat pulldown (wide grip)">
            <text:p>Cable lat pulldown (wide grip)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09/03/25">
            <text:p>09/03/25</text:p>
          </table:table-cell>
          <table:table-cell office:value-type="float" office:value="3">
            <text:p>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owing SS 15m">
            <text:p>Rowing SS 15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0/03/25">
            <text:p>10/03/25</text:p>
          </table:table-cell>
          <table:table-cell office:value-type="string" office:string-value="11">
            <text:p>11</text:p>
          </table:table-cell>
          <table:table-cell office:value-type="string" office:string-value="53">
            <text:p>53</text:p>
          </table:table-cell>
          <table:table-cell office:value-type="float" office:value="56">
            <text:p>5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hin-up">
            <text:p>Chin-up</text:p>
          </table:table-cell>
          <table:table-cell office:value-type="string" office:string-value="Dumbbell shoulder press (side)">
            <text:p>Dumbbell shoulder press (side)</text:p>
          </table:table-cell>
          <table:table-cell office:value-type="string" office:string-value="Cable reverse fly (single)">
            <text:p>Cable reverse fly (single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2/03/25">
            <text:p>12/03/25</text:p>
          </table:table-cell>
          <table:table-cell office:value-type="string" office:string-value="30">
            <text:p>30</text:p>
          </table:table-cell>
          <table:table-cell office:value-type="string" office:string-value="4">
            <text:p>4</text:p>
          </table:table-cell>
          <table:table-cell office:value-type="string" office:string-value="22">
            <text:p>2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Plank">
            <text:p>Plank</text:p>
          </table:table-cell>
          <table:table-cell office:value-type="string" office:string-value="Step machine SS 15m">
            <text:p>Step machine SS 15m</text:p>
          </table:table-cell>
          <table:table-cell office:value-type="string" office:string-value="Dumbbell incline curl">
            <text:p>Dumbbell incline cur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7/03/25">
            <text:p>17/03/25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eated leg curl">
            <text:p>Seated leg curl</text:p>
          </table:table-cell>
          <table:table-cell office:value-type="string" office:string-value="Overhead press">
            <text:p>Overhead press</text:p>
          </table:table-cell>
          <table:table-cell office:value-type="string" office:string-value="Cycling SS 10m">
            <text:p>Cycling SS 10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19/03/25">
            <text:p>19/03/25</text:p>
          </table:table-cell>
          <table:table-cell office:value-type="float" office:value="23">
            <text:p>23</text:p>
          </table:table-cell>
          <table:table-cell office:value-type="string" office:string-value="7">
            <text:p>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ench press">
            <text:p>Bench press</text:p>
          </table:table-cell>
          <table:table-cell office:value-type="string" office:string-value="Bent-over row">
            <text:p>Bent-over ro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0/03/25">
            <text:p>20/03/25</text:p>
          </table:table-cell>
          <table:table-cell office:value-type="string" office:string-value="39">
            <text:p>39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Cable hip adduction">
            <text:p>Cable hip adduction</text:p>
          </table:table-cell>
          <table:table-cell office:value-type="string" office:string-value="Running SS 10m">
            <text:p>Running SS 10m</text:p>
          </table:table-cell>
          <table:table-cell office:value-type="string" office:string-value="Cable single lateral raise">
            <text:p>Cable single lateral rais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21/03/25">
            <text:p>21/03/25</text:p>
          </table:table-cell>
          <table:table-cell office:value-type="string" office:string-value="37">
            <text:p>37</text:p>
          </table:table-cell>
          <table:table-cell office:value-type="string" office:string-value="28">
            <text:p>28</text:p>
          </table:table-cell>
          <table:table-cell office:value-type="string" office:string-value="11">
            <text:p>1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Squat">
            <text:p>Squat</text:p>
          </table:table-cell>
          <table:table-cell office:value-type="string" office:string-value="Cable standing twist">
            <text:p>Cable standing twist</text:p>
          </table:table-cell>
          <table:table-cell office:value-type="string" office:string-value="Chin-up">
            <text:p>Chin-u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style="urn:oasis:names:tc:opendocument:xmlns:style:1.0" xmlns:fo="urn:oasis:names:tc:opendocument:xmlns:xsl-fo-compatible:1.0" xmlns:table="urn:oasis:names:tc:opendocument:xmlns:table:1.0" xmlns:loext="urn:org:documentfoundation:names:experimental:office:xmlns:loext:1.0" xmlns:ns42="urn:org:documentfoundation:names:experimental:calc:xmlns:calcext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